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47e16"/>
    </style:style>
    <style:style style:name="P2" style:family="paragraph" style:parent-style-name="Standard">
      <style:paragraph-properties fo:margin-left="0in" fo:margin-right="0in" fo:orphans="2" fo:widows="2" fo:text-indent="0in" style:auto-text-indent="false"/>
      <style:text-properties officeooo:paragraph-rsid="0015874c"/>
    </style:style>
    <style:style style:name="P3" style:family="paragraph" style:parent-style-name="Standard">
      <style:paragraph-properties fo:margin-left="0in" fo:margin-right="0in" fo:orphans="2" fo:widows="2" fo:text-indent="0in" style:auto-text-indent="false"/>
      <style:text-properties officeooo:paragraph-rsid="00190e02"/>
    </style:style>
    <style:style style:name="P4" style:family="paragraph" style:parent-style-name="Standard">
      <style:paragraph-properties fo:margin-left="0in" fo:margin-right="0in" fo:orphans="2" fo:widows="2" fo:text-indent="0in" style:auto-text-indent="false"/>
      <style:text-properties officeooo:paragraph-rsid="001f37fc"/>
    </style:style>
    <style:style style:name="P5" style:family="paragraph" style:parent-style-name="Standard">
      <style:paragraph-properties fo:margin-left="0in" fo:margin-right="0in" fo:orphans="2" fo:widows="2" fo:text-indent="0in" style:auto-text-indent="false"/>
      <style:text-properties officeooo:paragraph-rsid="0027dee5"/>
    </style:style>
    <style:style style:name="P6" style:family="paragraph" style:parent-style-name="Standard">
      <style:paragraph-properties fo:margin-left="0in" fo:margin-right="0in" fo:orphans="2" fo:widows="2" fo:text-indent="0in" style:auto-text-indent="false"/>
      <style:text-properties officeooo:paragraph-rsid="00288145"/>
    </style:style>
    <style:style style:name="P7" style:family="paragraph" style:parent-style-name="Standard">
      <style:paragraph-properties fo:margin-left="0in" fo:margin-right="0in" fo:orphans="2" fo:widows="2" fo:text-indent="0in" style:auto-text-indent="false"/>
      <style:text-properties officeooo:paragraph-rsid="002efc61"/>
    </style:style>
    <style:style style:name="P8" style:family="paragraph" style:parent-style-name="Standard">
      <style:paragraph-properties fo:margin-left="0in" fo:margin-right="0in" fo:orphans="2" fo:widows="2" fo:text-indent="0in" style:auto-text-indent="false"/>
      <style:text-properties officeooo:paragraph-rsid="003f6e82"/>
    </style:style>
    <style:style style:name="P9" style:family="paragraph" style:parent-style-name="Standard">
      <style:paragraph-properties fo:margin-left="0in" fo:margin-right="0in" fo:orphans="2" fo:widows="2" fo:text-indent="0in" style:auto-text-indent="false"/>
      <style:text-properties officeooo:paragraph-rsid="004f6ef8"/>
    </style:style>
    <style:style style:name="P10" style:family="paragraph" style:parent-style-name="Standard">
      <style:paragraph-properties fo:margin-left="0in" fo:margin-right="0in" fo:orphans="2" fo:widows="2" fo:text-indent="0in" style:auto-text-indent="false"/>
      <style:text-properties officeooo:rsid="0015874c" officeooo:paragraph-rsid="00174ee4"/>
    </style:style>
    <style:style style:name="P11" style:family="paragraph" style:parent-style-name="Standard">
      <style:paragraph-properties fo:margin-left="0in" fo:margin-right="0in" fo:orphans="2" fo:widows="2" fo:text-indent="0in" style:auto-text-indent="false"/>
      <style:text-properties officeooo:rsid="00190e02" officeooo:paragraph-rsid="001caa62"/>
    </style:style>
    <style:style style:name="P12" style:family="paragraph" style:parent-style-name="Standard">
      <style:paragraph-properties fo:margin-left="0in" fo:margin-right="0in" fo:orphans="2" fo:widows="2" fo:text-indent="0in" style:auto-text-indent="false"/>
      <style:text-properties officeooo:rsid="001b5b25" officeooo:paragraph-rsid="001b5b25"/>
    </style:style>
    <style:style style:name="P13" style:family="paragraph" style:parent-style-name="Standard">
      <style:paragraph-properties fo:margin-left="0in" fo:margin-right="0in" fo:orphans="2" fo:widows="2" fo:text-indent="0in" style:auto-text-indent="false"/>
      <style:text-properties officeooo:rsid="001b5b25" officeooo:paragraph-rsid="00276dbf"/>
    </style:style>
    <style:style style:name="P1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47e16"/>
    </style:style>
    <style:style style:name="P1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51cf8"/>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5874c"/>
    </style:style>
    <style:style style:name="P1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90e02"/>
    </style:style>
    <style:style style:name="P1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5874c" officeooo:paragraph-rsid="00174ee4"/>
    </style:style>
    <style:style style:name="P19"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b5b25" officeooo:paragraph-rsid="00190e02"/>
    </style:style>
    <style:style style:name="P20"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b5b25" officeooo:paragraph-rsid="001b5b25"/>
    </style:style>
    <style:style style:name="P21" style:family="paragraph" style:parent-style-name="Standard">
      <style:paragraph-properties fo:margin-left="0in" fo:margin-right="0in" fo:orphans="2" fo:widows="2" fo:text-indent="0in" style:auto-text-indent="false"/>
      <style:text-properties officeooo:rsid="002cc862" officeooo:paragraph-rsid="004f6ef8"/>
    </style:style>
    <style:style style:name="P22" style:family="paragraph" style:parent-style-name="Standard">
      <style:paragraph-properties fo:margin-left="0in" fo:margin-right="0in" fo:orphans="2" fo:widows="2" fo:text-indent="0in" style:auto-text-indent="false"/>
      <style:text-properties officeooo:rsid="0037a003" officeooo:paragraph-rsid="003b27c6"/>
    </style:style>
    <style:style style:name="P23" style:family="paragraph" style:parent-style-name="Standard">
      <style:paragraph-properties fo:margin-left="0in" fo:margin-right="0in" fo:orphans="2" fo:widows="2" fo:text-indent="0in" style:auto-text-indent="false"/>
      <style:text-properties officeooo:rsid="0037a003" officeooo:paragraph-rsid="00495767"/>
    </style:style>
    <style:style style:name="P24" style:family="paragraph" style:parent-style-name="Standard">
      <style:paragraph-properties fo:margin-left="0in" fo:margin-right="0in" fo:orphans="2" fo:widows="2" fo:text-indent="0in" style:auto-text-indent="false"/>
      <style:text-properties officeooo:rsid="0042cec6" officeooo:paragraph-rsid="0042cec6"/>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f37fc"/>
    </style:style>
    <style:style style:name="P2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76dbf"/>
    </style:style>
    <style:style style:name="P2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7dee5"/>
    </style:style>
    <style:style style:name="P2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efc61"/>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7a003"/>
    </style:style>
    <style:style style:name="P30"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d24e6"/>
    </style:style>
    <style:style style:name="P3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f6e82"/>
    </style:style>
    <style:style style:name="P3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f37fc" officeooo:paragraph-rsid="001f37fc"/>
    </style:style>
    <style:style style:name="P33"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288145" officeooo:paragraph-rsid="002cc862"/>
    </style:style>
    <style:style style:name="P3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728d7" officeooo:paragraph-rsid="003728d7"/>
    </style:style>
    <style:style style:name="P3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42cec6" officeooo:paragraph-rsid="0042cec6"/>
    </style:style>
    <style:style style:name="P3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53a60" officeooo:paragraph-rsid="0030e1fa"/>
    </style:style>
    <style:style style:name="P3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495767" officeooo:paragraph-rsid="00495767"/>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b27c6" officeooo:paragraph-rsid="003b27c6"/>
    </style:style>
    <style:style style:name="P39"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edc22" officeooo:paragraph-rsid="003edc22"/>
    </style:style>
    <style:style style:name="P40" style:family="paragraph" style:parent-style-name="Standard">
      <style:paragraph-properties fo:margin-left="0in" fo:margin-right="0in" fo:orphans="2" fo:widows="2" fo:text-indent="0in" style:auto-text-indent="false"/>
      <style:text-properties officeooo:paragraph-rsid="0052fc65"/>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222222" style:font-name="Arial" fo:font-size="12pt" fo:letter-spacing="normal" fo:font-style="normal" fo:font-weight="normal" officeooo:rsid="00242723"/>
    </style:style>
    <style:style style:name="T16" style:family="text">
      <style:text-properties fo:font-variant="normal" fo:text-transform="none" fo:color="#222222" style:font-name="Arial" fo:font-size="12pt" fo:letter-spacing="normal" fo:font-style="normal" fo:font-weight="normal" officeooo:rsid="0026aec5"/>
    </style:style>
    <style:style style:name="T17" style:family="text">
      <style:text-properties fo:font-variant="normal" fo:text-transform="none" fo:color="#222222" style:font-name="Arial" fo:font-size="12pt" fo:letter-spacing="normal" fo:font-style="normal" fo:font-weight="normal" officeooo:rsid="00276dbf"/>
    </style:style>
    <style:style style:name="T18" style:family="text">
      <style:text-properties fo:font-variant="normal" fo:text-transform="none" fo:color="#222222" style:font-name="Arial" fo:font-size="12pt" fo:letter-spacing="normal" fo:font-style="normal" fo:font-weight="normal" officeooo:rsid="00288145"/>
    </style:style>
    <style:style style:name="T19" style:family="text">
      <style:text-properties fo:font-variant="normal" fo:text-transform="none" fo:color="#222222" style:font-name="Arial" fo:font-size="12pt" fo:letter-spacing="normal" fo:font-style="normal" fo:font-weight="normal" officeooo:rsid="0028cbfd"/>
    </style:style>
    <style:style style:name="T20" style:family="text">
      <style:text-properties fo:font-variant="normal" fo:text-transform="none" fo:color="#222222" style:font-name="Arial" fo:font-size="12pt" fo:letter-spacing="normal" fo:font-style="normal" fo:font-weight="normal" officeooo:rsid="002ac02b"/>
    </style:style>
    <style:style style:name="T21" style:family="text">
      <style:text-properties fo:font-variant="normal" fo:text-transform="none" fo:color="#222222" style:font-name="Arial" fo:font-size="12pt" fo:letter-spacing="normal" fo:font-style="normal" fo:font-weight="normal" officeooo:rsid="002c438f"/>
    </style:style>
    <style:style style:name="T22" style:family="text">
      <style:text-properties fo:font-variant="normal" fo:text-transform="none" fo:color="#222222" style:font-name="Arial" fo:font-size="12pt" fo:letter-spacing="normal" fo:font-style="normal" fo:font-weight="normal" officeooo:rsid="002d9bfe"/>
    </style:style>
    <style:style style:name="T23" style:family="text">
      <style:text-properties fo:font-variant="normal" fo:text-transform="none" fo:color="#222222" style:font-name="Arial" fo:font-size="12pt" fo:letter-spacing="normal" fo:font-style="normal" fo:font-weight="normal" officeooo:rsid="002e4105"/>
    </style:style>
    <style:style style:name="T24" style:family="text">
      <style:text-properties fo:font-variant="normal" fo:text-transform="none" fo:color="#222222" style:font-name="Arial" fo:font-size="12pt" fo:letter-spacing="normal" fo:font-style="normal" fo:font-weight="normal" officeooo:rsid="00394df4"/>
    </style:style>
    <style:style style:name="T25" style:family="text">
      <style:text-properties fo:font-variant="normal" fo:text-transform="none" fo:color="#222222" style:font-name="Arial" fo:font-size="12pt" fo:letter-spacing="normal" fo:font-style="normal" fo:font-weight="normal" officeooo:rsid="003b27c6"/>
    </style:style>
    <style:style style:name="T26" style:family="text">
      <style:text-properties fo:font-variant="normal" fo:text-transform="none" fo:color="#222222" style:font-name="Arial" fo:font-size="12pt" fo:letter-spacing="normal" fo:font-style="normal" fo:font-weight="normal" officeooo:rsid="003f6e82"/>
    </style:style>
    <style:style style:name="T27" style:family="text">
      <style:text-properties fo:font-variant="normal" fo:text-transform="none" fo:color="#222222" style:font-name="Arial" fo:font-size="12pt" fo:letter-spacing="normal" fo:font-style="normal" fo:font-weight="normal" officeooo:rsid="00413abe"/>
    </style:style>
    <style:style style:name="T28" style:family="text">
      <style:text-properties fo:font-variant="normal" fo:text-transform="none" fo:color="#222222" style:font-name="Arial" fo:font-size="12pt" fo:letter-spacing="normal" fo:font-style="normal" fo:font-weight="normal" officeooo:rsid="004688f6"/>
    </style:style>
    <style:style style:name="T29" style:family="text">
      <style:text-properties fo:font-variant="normal" fo:text-transform="none" fo:color="#222222" style:font-name="Arial" fo:font-size="12pt" fo:letter-spacing="normal" fo:font-style="normal" fo:font-weight="normal" officeooo:rsid="004799d4"/>
    </style:style>
    <style:style style:name="T30" style:family="text">
      <style:text-properties fo:font-variant="normal" fo:text-transform="none" fo:color="#222222" style:font-name="Arial" fo:font-size="12pt" fo:letter-spacing="normal" fo:font-style="normal" fo:font-weight="normal" officeooo:rsid="00492f24"/>
    </style:style>
    <style:style style:name="T31" style:family="text">
      <style:text-properties fo:font-variant="normal" fo:text-transform="none" fo:color="#222222" style:font-name="Arial" fo:font-size="12pt" fo:letter-spacing="normal" fo:font-style="normal" fo:font-weight="normal" officeooo:rsid="00495767"/>
    </style:style>
    <style:style style:name="T32" style:family="text">
      <style:text-properties fo:font-variant="normal" fo:text-transform="none" fo:color="#222222" style:font-name="Arial" fo:font-size="12pt" fo:letter-spacing="normal" fo:font-style="normal" fo:font-weight="normal" officeooo:rsid="004b4362"/>
    </style:style>
    <style:style style:name="T33" style:family="text">
      <style:text-properties fo:font-variant="normal" fo:text-transform="none" fo:color="#222222" style:font-name="Arial" fo:font-size="12pt" fo:letter-spacing="normal" fo:font-style="normal" fo:font-weight="normal" officeooo:rsid="004c72a6"/>
    </style:style>
    <style:style style:name="T34" style:family="text">
      <style:text-properties fo:font-variant="normal" fo:text-transform="none" fo:color="#222222" style:font-name="Arial" fo:font-size="12pt" fo:letter-spacing="normal" fo:font-style="normal" fo:font-weight="normal" officeooo:rsid="004d0bda"/>
    </style:style>
    <style:style style:name="T35" style:family="text">
      <style:text-properties fo:font-variant="normal" fo:text-transform="none" fo:color="#222222" style:font-name="Arial" fo:font-size="12pt" fo:letter-spacing="normal" fo:font-style="normal" fo:font-weight="normal" officeooo:rsid="004eb3f7"/>
    </style:style>
    <style:style style:name="T36" style:family="text">
      <style:text-properties fo:font-variant="normal" fo:text-transform="none" fo:color="#222222" style:font-name="Arial" fo:font-size="12pt" fo:letter-spacing="normal" fo:font-style="normal" fo:font-weight="normal" officeooo:rsid="004f6ef8"/>
    </style:style>
    <style:style style:name="T37" style:family="text">
      <style:text-properties fo:font-variant="normal" fo:text-transform="none" fo:color="#222222" style:font-name="Arial" fo:font-size="12pt" fo:letter-spacing="normal" fo:font-style="normal" fo:font-weight="normal" officeooo:rsid="004fab0d"/>
    </style:style>
    <style:style style:name="T38" style:family="text">
      <style:text-properties fo:font-variant="normal" fo:text-transform="none" fo:color="#222222" style:font-name="Arial" fo:font-size="12pt" fo:letter-spacing="normal" fo:font-style="normal" fo:font-weight="normal" officeooo:rsid="00503439"/>
    </style:style>
    <style:style style:name="T39" style:family="text">
      <style:text-properties fo:font-variant="normal" fo:text-transform="none" fo:color="#222222" style:font-name="Arial" fo:font-size="12pt" fo:letter-spacing="normal" fo:font-style="normal" fo:font-weight="normal" officeooo:rsid="00507bd0"/>
    </style:style>
    <style:style style:name="T40" style:family="text">
      <style:text-properties fo:font-variant="normal" fo:text-transform="none" fo:color="#222222" style:font-name="Arial" fo:font-size="12pt" fo:letter-spacing="normal" fo:font-style="normal" fo:font-weight="normal" officeooo:rsid="00518ec6"/>
    </style:style>
    <style:style style:name="T41" style:family="text">
      <style:text-properties fo:font-variant="normal" fo:text-transform="none" fo:color="#222222" style:font-name="Arial" fo:font-size="12pt" fo:letter-spacing="normal" fo:font-style="normal" fo:font-weight="normal" officeooo:rsid="0052fc65"/>
    </style:style>
    <style:style style:name="T42" style:family="text">
      <style:text-properties fo:font-variant="normal" fo:text-transform="none" fo:color="#222222" style:font-name="Arial" fo:font-size="12pt" fo:letter-spacing="normal" fo:font-style="normal" fo:font-weight="normal" officeooo:rsid="005308b3"/>
    </style:style>
    <style:style style:name="T43" style:family="text">
      <style:text-properties fo:font-variant="normal" fo:text-transform="none" fo:color="#1155cc" style:font-name="Arial" fo:font-size="12pt" fo:letter-spacing="normal" fo:font-style="normal" fo:font-weight="normal"/>
    </style:style>
    <style:style style:name="T44" style:family="text">
      <style:text-properties officeooo:rsid="0023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14"/>
      <text:p text:style-name="P40"><text:span text:style-name="T2">Thank you for suggesting this. I have actually thought about including this many times and now that it has been recommended. I inserted a brief discussion </text:span><text:span text:style-name="T33">as point 9</text:span><text:span text:style-name="T2"> in Sec. IV for both SNR =12 which improves things and SNR=20 which reduces the advanced warning times. </text:span><text:span text:style-name="T41">I also inserted a new table at the of Sec. IV. </text:span><text:span text:style-name="T4">There are many articles in the literature that go as low as SNR=8, but I prefer to err on the side of caution </text:span><text:span text:style-name="T42">and stick with 15.</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15"/>
      <text:p text:style-name="P2"><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6"/>
      <text:p text:style-name="P10"><text:span text:style-name="T1">This is also a good suggestion. </text:span><text:span text:style-name="T5">I added a brief paragraph and directed the reader to an excellent reference for further reading.</text:span></text:p>
      <text:p text:style-name="P18"><text:s/></text:p>
      <text:p text:style-name="P3"><text:span text:style-name="T1">III. My main concern is based on the discussion of Sec. III A, where the author discusses nicely how to evaluate a response function. The author writes:</text:span><text:line-break/><text:span text:style-name="T1">"Here, instead of working with specific quality factors of the LIGO and the Virgo </text:span><text:soft-page-break/><text:span text:style-name="T1">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7"/>
      <text:p text:style-name="P11"><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 inclination </text:span><text:span text:style-name="T9">(iota) and polarization (psi) angles</text:span><text:span text:style-name="T6"> of the source </text:span><text:span text:style-name="T9">are</text:span><text:span text:style-name="T6"> not known precisely </text:span><text:span text:style-name="T12">even after </text:span><text:span text:style-name="T15">the </text:span><text:span text:style-name="T12">detection</text:span><text:span text:style-name="T6">. My goal was to construct a </text:span><text:span text:style-name="T7">three</text:span><text:span text:style-name="T6"> </text:span><text:span text:style-name="T7">L-IFO</text:span><text:span text:style-name="T6"> network that would serve as an adequate proxy to the near-future network of Advanced LIGO-Virgo. To ensure that my model network </text:span><text:span text:style-name="T7">operate</text:span><text:span text:style-name="T34">d</text:span><text:span text:style-name="T7">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text:span><text:span text:style-name="T16">s the</text:span><text:span text:style-name="T9"> particular Q factors </text:span><text:span text:style-name="T13">fr</text:span><text:span text:style-name="T16">om</text:span><text:span text:style-name="T13"> GW170817</text:span><text:span text:style-name="T9"> would not apply to</text:span><text:span text:style-name="T8"> future events.</text:span></text:p>
      <text:p text:style-name="P19"/>
      <text:p text:style-name="P13"><text:span text:style-name="T1">The most appropriate way to construct the network would be to use the exact positions and relative orientations of the three IFOs then Monte Carlo </text:span><text:span text:style-name="T10">(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text:span><text:span text:style-name="T35">e</text:span><text:span text:style-name="T10"> choice. My choice for the low sensitivity “l” detector might seem more adhoc, but the goal here is to be significantly lower than the RMS average but be non-zero. And clearly, it is the “h” and “m” detectors that contribute significantly to the total network SNR </text:span><text:span text:style-name="T14">which is given by a sum of quadratures.</text:span></text:p>
      <text:p text:style-name="P20"/>
      <text:p text:style-name="P12"><text:span text:style-name="T1">I deliberately wished to avoid going through </text:span><text:span text:style-name="T10">the MC path</text:span><text:span text:style-name="T1"> to not digress further from the goal of the article which mostly focuses on orbital evolution under quadrupole radiation and computation of inspiral times, and not so much on localization.</text:span></text:p>
      <text:p text:style-name="P4"><text:line-break/><text:span text:style-name="T44">Having said all this, I added an paragraph to the end of Sec. III.A</text:span><text:line-break/></text:p>
      <text:p text:style-name="P25"/>
      <text:p text:style-name="P25"/>
      <text:p text:style-name="P25"/>
      <text:p text:style-name="P4"><text:span text:style-name="T1">IV. In Sec. IV the author writes:</text:span><text:line-break/><text:span text:style-name="T1">"A rather compact NS with m = 1.4M, R = 11 km, P = 10 ms has χ &lt;0.05 whereas the </text:span><text:soft-page-break/><text:span text:style-name="T1">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25"/>
      <text:p text:style-name="P32">I thank the referee for mentioning this reference. I updated the relevant section of the manuscript accordingly.</text:p>
      <text:p text:style-name="P32"/>
      <text:p text:style-name="P26">V. A minor correction: Please when you first use the abbreviation UCD, shortly introduce it.</text:p>
      <text:p text:style-name="P26"/>
      <text:p text:style-name="P5"><text:span text:style-name="T17">Done. Thank you for spotting this. </text:span><text:line-break/><text:line-break/><text:span text:style-name="T1">VI. Can the author comment on how likely it is to have a ET configuration more similar to ET-C than ET-B?</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text:span></text:p>
      <text:p text:style-name="P27"/>
      <text:p text:style-name="P6"><text:span text:style-name="T18">It is difficult to answer this with 100% certainty as the ET design is by no means finalized. However, a recent presentation by Stefan Hild at </text:span><text:span text:style-name="T21">the </text:span><text:span text:style-name="T18">9th Einstein Telescope Symposium</text:span></text:p>
      <text:p text:style-name="P33">in April 2018 hints that ET-C is actually a more realistic realization than ET-B. </text:p>
      <text:p text:style-name="P21"><text:span text:style-name="T18">T</text:span><text:span text:style-name="T1">his is because the many challenges that ET needs to overcome to reach goal sensitivities are more surmountable using separate low-frequency and high-frequency interferometers (xylophone) whose signals can be combined coherently or incoherently. </text:span><text:span text:style-name="T22">The same presentation details many of the needed improvements to reach ET-C sensitivity. My understanding is that there are no fundamental limitations with the exception of a factor-50 <text:s/>required reduction in the gravity-gradient noise which may be achieved by cavern shaping</text:span></text:p>
      <text:p text:style-name="P9"><text:span text:style-name="T36">where the mirrors will be housed</text:span><text:span text:style-name="T22">. </text:span><text:span text:style-name="T19">The community is confident that the EU will allocate 1 to 1.5 billion euros for this detector. </text:span><text:span text:style-name="T20">It seems that more than 85% of the cost will go toward site excavation/construction and the vacuum systems. </text:span><text:span text:style-name="T23">Currently, efforts are being allocated to the reducing costs.</text:span><text:line-break/><text:line-break/></text:p>
      <text:p text:style-name="P7">---------------------------------------------------------------------------------------------------------------------</text:p>
      <text:p text:style-name="P7"><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43">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line-break/><text:soft-page-break/><text:span text:style-name="T1">I recommend publishing the manuscript with the following minor revisions:</text:span><text:line-break/><text:line-break/><text:span text:style-name="T1">1. Cite Chan et al. 2018 and compare with their predictions for 3G detectors.</text:span></text:p>
      <text:p text:style-name="P28"/>
      <text:p text:style-name="P34">I thank the referee for pointing this important article out. Despite my best efforts to research the relevant literature, this one has somehow gone unnoticed by me.</text:p>
      <text:p text:style-name="P24"><text:span text:style-name="T1">I mention</text:span><text:span text:style-name="T28">ed</text:span><text:span text:style-name="T1"> Chan et al. 2018 </text:span><text:span text:style-name="T29">(Ref.[30])</text:span><text:span text:style-name="T1"> several times throughout the text starting with the introduction. </text:span><text:span text:style-name="T30">I also expanded the last paragraph of Sec. VI. As I am currently writing another paper with some more details on the localization prospects, I refrained from giving too many details. I hope this is acceptable.</text:span></text:p>
      <text:p text:style-name="P35"/>
      <text:p text:style-name="P36"/>
      <text:p text:style-name="P29">2. Add predictions for A+ and LIGO Voyager, which will make the article more timely given that funding for A+ has been recently granted in the US.</text:p>
      <text:p text:style-name="P29"/>
      <text:p text:style-name="P23"><text:span text:style-name="T1">This had occurred to me as well. However, after looking at sensitivity curves of LIGO A+ and Voyager, I noticed that there is essentially no significant improvement in the low-frequency end compared to Advanced LIGO </text:span><text:span text:style-name="T31">[</text:span><text:span text:style-name="T25">I even briefly investigated LISA’s potential role, but as I suspected, it will not be sensitive enough for BNS inspirals</text:span><text:span text:style-name="T31">].</text:span><text:span text:style-name="T25"> </text:span></text:p>
      <text:p text:style-name="P37">For this reason, the gains in the advance warning times amount to mere minutes compared to Advanced LIGO-Virgo. I summarized these findings in a new paragraph at the of subsection VI.1.</text:p>
      <text:p text:style-name="P22"><text:span text:style-name="T1">It is only ET-C/D, CE and KAGRA+(3G?) that offer </text:span><text:span text:style-name="T24">gains below ~ 10Hz. </text:span><text:span text:style-name="T32">M</text:span><text:span text:style-name="T25">y upcoming article has details on the contributions that CE and KAGRA+ will make to ET’s detection/localization efforts </text:span><text:span text:style-name="T37">so I refrained from “scooping” myself in the present manuscript.</text:span></text:p>
      <text:p text:style-name="P38"/>
      <text:p text:style-name="P30">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p>
      <text:p text:style-name="P30"/>
      <text:p text:style-name="P39">Thank you for suggesting this. I added a new Section after Sec. VII</text:p>
      <text:p text:style-name="P30"/>
      <text:p text:style-name="P30">4. Change the title of Section VII from "Binary black hole neutron star systems" to "Black hole neutron star systems."</text:p>
      <text:p text:style-name="P30"/>
      <text:p text:style-name="P39">I changed the title to “Black hole neutron star inspirals”. </text:p>
      <text:p text:style-name="P39"/>
      <text:p text:style-name="P31">5. Avoid the term "tidal disruption event" since astronomers are using this term to refer to tidal disruptions of main-sequence stars by supermassive black holes.</text:p>
      <text:p text:style-name="P31"/>
      <text:p text:style-name="P8"><text:span text:style-name="T26">I understand the </text:span><text:span text:style-name="T38">referee’s</text:span><text:span text:style-name="T26"> reservation in my liberally using this term. However, it is common in the literature of BH-NS binaries </text:span><text:span text:style-name="T27">and does not seem confusing [to me] in the correct context</text:span><text:span text:style-name="T26">. See for example, Living Reviews in Relativity, 15, (2012), 8. </text:span><text:span text:style-name="T27">So unless the referee has <text:s/>very strong objections I would like to keep the term “tidal disruption”. Otherwise, I can replace it by, e.g., “tidal tearing” </text:span><text:span text:style-name="T38">which I actually personally like more, </text:span><text:span text:style-name="T39">but I chose to </text:span><text:span text:style-name="T40">follow</text:span><text:span text:style-name="T39"> literary nomenclatur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21T14:06:37.854742602</dc:date>
    <meta:editing-duration>P1DT16H12M25S</meta:editing-duration>
    <meta:editing-cycles>53</meta:editing-cycles>
    <meta:document-statistic meta:table-count="0" meta:image-count="0" meta:object-count="0" meta:page-count="4" meta:paragraph-count="32" meta:word-count="1981" meta:character-count="12047" meta:non-whitespace-character-count="10048"/>
  </office:meta>
</office:document-meta>
</file>